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651cm" table:align="margins"/>
    </style:style>
    <style:style style:name="Table1.A" style:family="table-column">
      <style:table-column-properties style:column-width="3.995cm" style:rel-column-width="2265*"/>
    </style:style>
    <style:style style:name="Table1.B" style:family="table-column">
      <style:table-column-properties style:column-width="6.906cm" style:rel-column-width="3915*"/>
    </style:style>
    <style:style style:name="Table1.C" style:family="table-column">
      <style:table-column-properties style:column-width="3.75cm" style:rel-column-width="2126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651cm" table:align="margins"/>
    </style:style>
    <style:style style:name="Table2.A" style:family="table-column">
      <style:table-column-properties style:column-width="3.995cm" style:rel-column-width="2265*"/>
    </style:style>
    <style:style style:name="Table2.B" style:family="table-column">
      <style:table-column-properties style:column-width="6.906cm" style:rel-column-width="3915*"/>
    </style:style>
    <style:style style:name="Table2.C" style:family="table-column">
      <style:table-column-properties style:column-width="3.75cm" style:rel-column-width="2126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c0c0c0" fo:font-style="italic" fo:background-color="transparent" style:font-size-asian="10.5pt"/>
    </style:style>
    <style:style style:name="P2" style:family="paragraph" style:parent-style-name="Header">
      <style:paragraph-properties fo:text-align="end" style:justify-single-word="false"/>
      <style:text-properties fo:color="#999999" fo:font-style="italic" style:font-style-asian="italic" style:font-style-complex="italic"/>
    </style:style>
    <style:style style:name="P3" style:family="paragraph" style:parent-style-name="Footer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173bbe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paragraph-rsid="00173bbe" style:font-size-asian="14pt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39cedc" officeooo:paragraph-rsid="0039cedc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4" style:family="paragraph" style:parent-style-name="Standard">
      <style:text-properties officeooo:paragraph-rsid="00173bbe"/>
    </style:style>
    <style:style style:name="P15" style:family="paragraph" style:parent-style-name="Standard">
      <style:paragraph-properties fo:text-align="center" style:justify-single-word="false"/>
      <style:text-properties fo:text-transform="uppercase" fo:font-size="14pt" officeooo:paragraph-rsid="00173bbe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tyle="italic" officeooo:paragraph-rsid="00173bbe" style:font-style-asian="italic"/>
    </style:style>
    <style:style style:name="P17" style:family="paragraph" style:parent-style-name="Standard">
      <style:text-properties fo:font-style="italic" officeooo:paragraph-rsid="00173bbe" style:font-style-asian="italic"/>
    </style:style>
    <style:style style:name="P18" style:family="paragraph" style:parent-style-name="Standard">
      <style:paragraph-properties fo:text-align="start" style:justify-single-word="false"/>
      <style:text-properties officeooo:paragraph-rsid="00173bbe"/>
    </style:style>
    <style:style style:name="P19" style:family="paragraph" style:parent-style-name="Dolgozat_5f_Bekezdés-Normál">
      <style:text-properties officeooo:paragraph-rsid="003bde28"/>
    </style:style>
    <style:style style:name="P20" style:family="paragraph" style:parent-style-name="Dolgozat_5f_Bekezdés-Normál">
      <style:text-properties officeooo:paragraph-rsid="003d54d7"/>
    </style:style>
    <style:style style:name="P21" style:family="paragraph" style:parent-style-name="Dolgozat_5f_Bekezdés-Normál">
      <style:text-properties officeooo:rsid="004ee376" officeooo:paragraph-rsid="004ee376"/>
    </style:style>
    <style:style style:name="P22" style:family="paragraph" style:parent-style-name="Standard" style:master-page-name="">
      <style:paragraph-properties fo:margin-left="0cm" fo:margin-right="8.971cm" fo:text-align="end" style:justify-single-word="false" fo:text-indent="0cm" style:auto-text-indent="false" style:page-number="auto"/>
    </style:style>
    <style:style style:name="P23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font-size="16pt" fo:font-weight="bold" officeooo:rsid="00173bbe" officeooo:paragraph-rsid="00173bbe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.476cm" fo:margin-right="0cm" fo:text-indent="0cm" style:auto-text-indent="false"/>
      <style:text-properties fo:font-size="14pt" style:font-size-asian="14pt" style:font-size-complex="14pt"/>
    </style:style>
    <style:style style:name="P26" style:family="paragraph" style:parent-style-name="Standard" style:master-page-name="">
      <style:paragraph-properties fo:margin-left="0.476cm" fo:margin-right="0cm" fo:text-indent="0cm" style:auto-text-indent="false" style:page-number="auto"/>
      <style:text-properties fo:font-size="14pt" style:font-size-asian="14pt" style:font-size-complex="14pt"/>
    </style:style>
    <style:style style:name="P27" style:family="paragraph" style:parent-style-name="Textformatvorlage">
      <style:text-properties fo:language="hu" fo:country="HU"/>
    </style:style>
    <style:style style:name="P28" style:family="paragraph" style:parent-style-name="Table_20_Contents">
      <style:paragraph-properties fo:text-align="justify" style:justify-single-word="false"/>
      <style:text-properties fo:font-size="12pt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paragraph-rsid="0059ca2a" style:font-size-asian="10.5pt"/>
    </style:style>
    <style:style style:name="P30" style:family="paragraph" style:parent-style-name="Table_20_Contents">
      <style:paragraph-properties fo:text-align="justify" style:justify-single-word="false"/>
      <style:text-properties fo:font-size="12pt" officeooo:rsid="0058a083" officeooo:paragraph-rsid="0058a083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fo:font-size="12pt" officeooo:rsid="0058a083" officeooo:paragraph-rsid="0059ca2a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fo:font-size="12pt" officeooo:rsid="00598a06" officeooo:paragraph-rsid="00598a06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fo:font-size="12pt" officeooo:rsid="00598a06" officeooo:paragraph-rsid="0059ca2a" style:font-size-asian="10.5pt"/>
    </style:style>
    <style:style style:name="P34" style:family="paragraph" style:parent-style-name="Table_20_Contents">
      <style:paragraph-properties fo:text-align="justify" style:justify-single-word="false"/>
      <style:text-properties fo:font-size="12pt" officeooo:rsid="0059ca2a" officeooo:paragraph-rsid="0059ca2a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fo:font-size="12pt" fo:font-weight="bold" officeooo:rsid="0058a083" officeooo:paragraph-rsid="0058a083" style:font-size-asian="10.5pt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size="12pt" fo:font-weight="bold" officeooo:rsid="0058a083" officeooo:paragraph-rsid="0059ca2a" style:font-size-asian="10.5pt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size="12pt" fo:font-weight="bold" officeooo:rsid="0059ca2a" officeooo:paragraph-rsid="0059ca2a" style:font-size-asian="10.5pt" style:font-weight-asian="bold" style:font-weight-complex="bold"/>
    </style:style>
    <style:style style:name="P38" style:family="paragraph" style:parent-style-name="Dolgozat_5f_FejezetCim-2">
      <style:text-properties officeooo:rsid="005b0431" officeooo:paragraph-rsid="005b0431"/>
    </style:style>
    <style:style style:name="P39" style:family="paragraph" style:parent-style-name="Dolgozat_5f_FejezetCim-2">
      <style:text-properties officeooo:rsid="0062fda2" officeooo:paragraph-rsid="0062fda2"/>
    </style:style>
    <style:style style:name="P40" style:family="paragraph" style:parent-style-name="Dolgozat_5f_FejezetCim-1">
      <style:text-properties officeooo:paragraph-rsid="0059ca2a"/>
    </style:style>
    <style:style style:name="P41" style:family="paragraph" style:parent-style-name="Dolgozat_5f_FejezetCim-1">
      <style:text-properties officeooo:rsid="0062fda2" officeooo:paragraph-rsid="0062fda2"/>
    </style:style>
    <style:style style:name="P42" style:family="paragraph" style:parent-style-name="Dolgozat_5f_FejezetCim-1">
      <style:text-properties officeooo:rsid="0063a177" officeooo:paragraph-rsid="0063a177"/>
    </style:style>
    <style:style style:name="P43" style:family="paragraph" style:parent-style-name="Dolgozat_5f_FejezetCim-1">
      <style:text-properties officeooo:rsid="0065928a" officeooo:paragraph-rsid="0065928a"/>
    </style:style>
    <style:style style:name="P44" style:family="paragraph" style:parent-style-name="Contents_20_2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46" style:family="paragraph" style:parent-style-name="Contents_20_10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48" style:family="paragraph" style:parent-style-name="Contents_20_Heading" style:master-page-name="Dolgozat-Tartalomjegyzek">
      <style:paragraph-properties style:page-number="1"/>
    </style:style>
    <style:style style:name="P49" style:family="paragraph" style:parent-style-name="Standard" style:master-page-name="Dolgozat-Szennycimoldal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50" style:family="paragraph" style:parent-style-name="Standard" style:master-page-name="Dolgozat-Copyrightoldal">
      <style:paragraph-properties style:page-number="1" fo:break-before="page"/>
      <style:text-properties officeooo:paragraph-rsid="00173bbe"/>
    </style:style>
    <style:style style:name="P51" style:family="paragraph" style:parent-style-name="Standard" style:master-page-name="Dolgozat-Nyilatkozatoldal">
      <style:paragraph-properties style:page-number="auto" fo:break-before="page"/>
      <style:text-properties officeooo:paragraph-rsid="00173bbe"/>
    </style:style>
    <style:style style:name="P52" style:family="paragraph" style:parent-style-name="Standard" style:master-page-name="Dolgozat-Motto">
      <style:paragraph-properties style:page-number="1"/>
    </style:style>
    <style:style style:name="P53" style:family="paragraph" style:parent-style-name="Standard">
      <style:text-properties fo:font-size="12pt" officeooo:paragraph-rsid="00179f67" style:font-size-asian="12pt" style:font-size-complex="12pt"/>
    </style:style>
    <style:style style:name="P54" style:family="paragraph" style:parent-style-name="Standard">
      <style:text-properties fo:font-size="12pt" officeooo:rsid="00186882" officeooo:paragraph-rsid="00186882" style:font-size-asian="12pt" style:font-size-complex="12pt"/>
    </style:style>
    <style:style style:name="P55" style:family="paragraph" style:parent-style-name="Standard">
      <style:paragraph-properties fo:text-align="end" style:justify-single-word="false"/>
      <style:text-properties fo:font-size="12pt" officeooo:rsid="00186882" officeooo:paragraph-rsid="00186882" style:font-size-asian="12pt" style:font-size-complex="12pt"/>
    </style:style>
    <style:style style:name="P56" style:family="paragraph" style:parent-style-name="Standard">
      <style:paragraph-properties fo:line-height="150%"/>
      <style:text-properties fo:font-size="12pt" officeooo:paragraph-rsid="00179f67" style:font-size-asian="12pt" style:font-size-complex="12pt"/>
    </style:style>
    <style:style style:name="P57" style:family="paragraph" style:parent-style-name="Dolgozat_5f_Bekezdés-Normál">
      <style:text-properties fo:language="hu" fo:country="HU" officeooo:rsid="004ee376" officeooo:paragraph-rsid="004ee376"/>
    </style:style>
    <style:style style:name="P58" style:family="paragraph" style:parent-style-name="Dolgozat_5f_Bekezdés-Normál">
      <style:paragraph-properties fo:line-height="150%"/>
      <style:text-properties officeooo:paragraph-rsid="00415f5f"/>
    </style:style>
    <style:style style:name="P59" style:family="paragraph" style:parent-style-name="Dolgozat_5f_Bekezdés-Normál">
      <style:text-properties officeooo:rsid="0058a083" officeooo:paragraph-rsid="0058a083"/>
    </style:style>
    <style:style style:name="P60" style:family="paragraph" style:parent-style-name="Dolgozat_5f_FejezetCim-3">
      <style:text-properties officeooo:rsid="0062fda2" officeooo:paragraph-rsid="0062fda2"/>
    </style:style>
    <style:style style:name="P61" style:family="paragraph" style:parent-style-name="Dolgozat_5f_FejezetCim-4">
      <style:text-properties officeooo:rsid="0062fda2" officeooo:paragraph-rsid="0062fda2"/>
    </style:style>
    <style:style style:name="P62" style:family="paragraph" style:parent-style-name="Dolgozat_5f_FejezetCim-0">
      <style:text-properties officeooo:rsid="0056c42e" officeooo:paragraph-rsid="0056c42e"/>
    </style:style>
    <style:style style:name="P63" style:family="paragraph" style:parent-style-name="Dolgozat_5f_FejezetCim-0" style:master-page-name="Dolgozat-Jelolesekjegyzeke">
      <style:paragraph-properties style:page-number="auto"/>
    </style:style>
    <style:style style:name="P64" style:family="paragraph" style:parent-style-name="Dolgozat_5f_Bekezdés-Tompa">
      <style:text-properties officeooo:rsid="005de728" officeooo:paragraph-rsid="005de728"/>
    </style:style>
    <style:style style:name="P65" style:family="paragraph" style:parent-style-name="Dolgozat_5f_Bekezdés-Tompa">
      <style:text-properties officeooo:rsid="0062fda2" officeooo:paragraph-rsid="0062fda2"/>
    </style:style>
    <style:style style:name="P66" style:family="paragraph" style:parent-style-name="Dolgozat_5f_Bekezdés-Tompa">
      <style:text-properties fo:font-weight="normal" style:font-weight-asian="normal" style:font-weight-complex="normal"/>
    </style:style>
    <style:style style:name="P67" style:family="paragraph" style:parent-style-name="Dolgozat_5f_Bekezdés-Tompa">
      <style:text-properties officeooo:rsid="0065928a" officeooo:paragraph-rsid="0065928a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73bbe"/>
    </style:style>
    <style:style style:name="T3" style:family="text">
      <style:text-properties officeooo:rsid="0018b031"/>
    </style:style>
    <style:style style:name="T4" style:family="text">
      <style:text-properties fo:language="hu" fo:country="HU"/>
    </style:style>
    <style:style style:name="T5" style:family="text">
      <style:text-properties fo:language="hu" fo:country="HU" officeooo:rsid="003a5d42"/>
    </style:style>
    <style:style style:name="T6" style:family="text">
      <style:text-properties fo:language="hu" fo:country="HU" officeooo:rsid="003bb1d2"/>
    </style:style>
    <style:style style:name="T7" style:family="text">
      <style:text-properties fo:language="hu" fo:country="HU" officeooo:rsid="003bde28"/>
    </style:style>
    <style:style style:name="T8" style:family="text">
      <style:text-properties fo:language="hu" fo:country="HU" officeooo:rsid="003e771e"/>
    </style:style>
    <style:style style:name="T9" style:family="text">
      <style:text-properties fo:language="hu" fo:country="HU" officeooo:rsid="00405af9"/>
    </style:style>
    <style:style style:name="T10" style:family="text">
      <style:text-properties fo:language="hu" fo:country="HU" officeooo:rsid="0042a3bc"/>
    </style:style>
    <style:style style:name="T11" style:family="text">
      <style:text-properties fo:language="hu" fo:country="HU" officeooo:rsid="00415f5f"/>
    </style:style>
    <style:style style:name="T12" style:family="text">
      <style:text-properties officeooo:rsid="003d54d7"/>
    </style:style>
    <style:style style:name="T13" style:family="text">
      <style:text-properties officeooo:rsid="003e771e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58a083"/>
    </style:style>
    <style:style style:name="T16" style:family="text">
      <style:text-properties style:text-position="super 51%"/>
    </style:style>
    <style:style style:name="T17" style:family="text">
      <style:text-properties officeooo:rsid="0059ca2a"/>
    </style:style>
    <style:style style:name="T18" style:family="text">
      <style:text-properties style:font-name="Times New Roman2"/>
    </style:style>
    <style:style style:name="T19" style:family="text">
      <style:text-properties style:text-position="0% 100%" officeooo:rsid="0059ca2a"/>
    </style:style>
    <style:style style:name="T20" style:family="text">
      <style:text-properties officeooo:rsid="005fe8cb"/>
    </style:style>
    <style:style style:name="T21" style:family="text"/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4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elhasznaltIrodalom"/>
      </text:sequence-decls>
      <text:p text:style-name="P49"/>
      <text:p text:style-name="P5"/>
      <text:p text:style-name="P7">Földvárszky Attila</text:p>
      <text:p text:style-name="P7">SZAKDOLGOZAT</text:p>
      <text:p text:style-name="P23">Budapesti Műszaki és Gazdaságtudományi Egyetem </text:p>
      <text:p text:style-name="P5">Építészmérnöki Kar </text:p>
      <text:p text:style-name="P5">Épületenergetikai és Épületgépészeti Tanszék</text:p>
      <text:p text:style-name="P10"/>
      <text:p text:style-name="P5"/>
      <text:p text:style-name="P5"/>
      <text:p text:style-name="P5"/>
      <text:p text:style-name="P5"/>
      <text:p text:style-name="P5"/>
      <text:p text:style-name="P5">SZAKDOLGOZAT</text:p>
      <text:p text:style-name="P23">Budapesti Műszaki és Gazdaságtudományi Egyetem </text:p>
      <text:p text:style-name="P5">Építészmérnöki Kar </text:p>
      <text:p text:style-name="P5">Épületenergetikai és Épületgépészeti Tanszék</text:p>
      <text:p text:style-name="P10"/>
      <text:p text:style-name="P10"/>
      <text:p text:style-name="P10"/>
      <text:p text:style-name="P10"/>
      <text:p text:style-name="P10"/>
      <text:p text:style-name="P10"/>
      <text:p text:style-name="P11">Földvárszky Attila</text:p>
      <text:p text:style-name="P11"/>
      <text:p text:style-name="P11">SZAKDOLGOZAT</text:p>
      <text:p text:style-name="P11"/>
      <text:p text:style-name="P12">Néhány sajátos szerkezeti kapcsolat hőtechnikai viszonyainak ellenőrzése 2D numerikus szimulációval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section text:style-name="Sect1" text:name="Section2">
        <text:p text:style-name="P8">Konzulens</text:p>
        <text:p text:style-name="P26">Dr. Várfalvi János</text:p>
        <text:p text:style-name="P25">egyetemi docens, laborvezető</text:p>
        <text:p text:style-name="Standard"/>
        <text:p text:style-name="Standard"/>
        <text:p text:style-name="P10"/>
      </text:section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Budapest, 2014</text:p>
      <text:p text:style-name="P50"/>
      <text:p text:style-name="P14"/>
      <text:p text:style-name="P14"/>
      <text:p text:style-name="P14"/>
      <text:p text:style-name="P9">Szerzői jog © <text:span text:style-name="T2">Földvárszky Attila</text:span>, 2014. </text:p>
      <text:p text:style-name="P9">Szerzői jog © <text:span text:style-name="T2">Dr. Várfalvi János</text:span>, 2014 </text:p>
      <text:p text:style-name="P6"/>
      <text:p text:style-name="P24">(Feladatkiírás)</text:p>
      <text:p text:style-name="P51"/>
      <text:p text:style-name="P15">Nyilatkozatok</text:p>
      <text:p text:style-name="P14"/>
      <text:p text:style-name="P16">Beadhatósági nyilatkozat</text:p>
      <text:p text:style-name="P14">A jelen tervezési feladat az elvárt szakmai színvonalnak mind tartalmilag, mind formailag megfelel, beadható.</text:p>
      <text:p text:style-name="P14">Kelt, </text:p>
      <text:p text:style-name="P14"><text:tab/><text:tab/><text:tab/><text:tab/><text:tab/><text:tab/><text:tab/>Konzulens részéről:</text:p>
      <text:p text:style-name="P14"/>
      <text:p text:style-name="P14"/>
      <text:p text:style-name="P14"><text:tab/><text:tab/><text:tab/><text:tab/><text:tab/><text:tab/><text:tab/><text:tab/>k<text:span text:style-name="T1">ülső konzulens, témavezető</text:span></text:p>
      <text:p text:style-name="P14"/>
      <text:p text:style-name="P14"/>
      <text:p text:style-name="P16">Elfogadási nyilatkozat</text:p>
      <text:p text:style-name="P14">Ezen tervezési feladat a Budapesti Műszaki és Gazdaságtudományi Egyetem Épületenergetikai és Épületgépészeti tanszék által a Szakdolgozat feladatokra előírt valamennyi tartalmi és formai követelménynek maradéktalanul eleget tesz. E feladatot bírálatra és nyilvános előadásra alkalmasnak tartom. </text:p>
      <text:p text:style-name="P14">A beadás időpontja: </text:p>
      <text:p text:style-name="P14"/>
      <text:p text:style-name="P14"/>
      <text:p text:style-name="P14"><text:tab/><text:tab/><text:tab/><text:tab/><text:tab/><text:tab/><text:tab/><text:tab/><text:span text:style-name="T1">témavezető, belső konzulens</text:span></text:p>
      <text:p text:style-name="P17"/>
      <text:p text:style-name="P17"/>
      <text:p text:style-name="P16">Nyilatkozat az önálló munkáról</text:p>
      <text:p text:style-name="P14">Alulírott, <text:span text:style-name="T1">Hallgató Neve</text:span> (<text:span text:style-name="T5">GA4WZ7</text:span>), a Budapesti Műszaki és Gazdaságtudományi Egyetem hallgatója, büntetőjogi és fegyelmi felelősségem tudatában kijelentem és sajátkezű aláírásommal igazolom, hogy ezt a szakdolgozatot meg nem engedett segítség nélkül, saját magam készítettem, szakdolgozat feladatomban csak a megadott forrásokat használtam fel. Minden olyan részt, melyet szó szerint vagy azonos értelemben, de átfogalmazva más forrásból átvettem, egyértelműen, a forrás megadásával megjelöltem.</text:p>
      <text:p text:style-name="P14">Budapest, 201<text:span text:style-name="T3">4 </text:span></text:p>
      <text:p text:style-name="P14"/>
      <text:p text:style-name="P14"/>
      <text:p text:style-name="P14"><text:tab/><text:tab/><text:tab/><text:tab/><text:tab/><text:tab/><text:tab/><text:tab/><text:tab/><text:tab/><text:span text:style-name="T1">szigorló hallgató</text:span></text:p>
      <text:p text:style-name="P18"/>
      <text:section text:style-name="Sect2" text:name="Section1">
        <text:p text:style-name="P52">Mottó: </text:p>
        <text:p text:style-name="Standard"/>
        <text:p text:style-name="Standard">“A világ sötét lesz üres és hideg” </text:p>
        <text:p text:style-name="Standard"/>
        <text:p text:style-name="P22">(Dávid Gyula)</text:p>
        <text:p text:style-name="Standard"/>
      </text:section>
      <text:table-of-content text:style-name="Sect3" text:name="Table of Contents1">
        <text:table-of-content-source text:outline-level="10" text:use-index-marks="false" text:relative-tab-stop-position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4" text:name="Table of Contents1_Head">
            <text:p text:style-name="P48">Tartalomjegyzék</text:p>
          </text:index-title>
          <text:p text:style-name="P46"><text:a xlink:type="simple" xlink:href="#__RefHeading__4092_1925444577" text:style-name="Index_20_Link" text:visited-style-name="Index_20_Link">Előszó<text:tab/>2</text:a></text:p>
          <text:p text:style-name="P46"><text:a xlink:type="simple" xlink:href="#__RefHeading__1049_164260083" text:style-name="Index_20_Link" text:visited-style-name="Index_20_Link">Jelölések jegyzéke<text:tab/>3</text:a></text:p>
          <text:p text:style-name="P45"><text:a xlink:type="simple" xlink:href="#__RefHeading__2537_1428110495" text:style-name="Index_20_Link" text:visited-style-name="Index_20_Link">1. Bevezetés<text:tab/>4</text:a></text:p>
          <text:p text:style-name="P44"><text:a xlink:type="simple" xlink:href="#__RefHeading__1136_164260083" text:style-name="Index_20_Link" text:visited-style-name="Index_20_Link">1.1. Célkitűzések<text:tab/>4</text:a></text:p>
          <text:p text:style-name="P44"><text:a xlink:type="simple" xlink:href="#__RefHeading__1174_164260083" text:style-name="Index_20_Link" text:visited-style-name="Index_20_Link">1.2. Áttekintés<text:tab/>4</text:a></text:p>
          <text:p text:style-name="P47"><text:a xlink:type="simple" xlink:href="#__RefHeading__1176_164260083" text:style-name="Index_20_Link" text:visited-style-name="Index_20_Link">1.2.1. Elvek és módszerek<text:tab/>4</text:a></text:p>
          <text:p text:style-name="P45"><text:a xlink:type="simple" xlink:href="#__RefHeading__5941_663242233" text:style-name="Index_20_Link" text:visited-style-name="Index_20_Link">2. dfsdafasd<text:tab/>6</text:a></text:p>
        </text:index-body>
      </text:table-of-content>
      <text:h text:style-name="P63" text:outline-level="10"><text:bookmark-start text:name="__RefHeading__4092_1925444577"/>Előszó<text:bookmark-end text:name="__RefHeading__4092_1925444577"/></text:h>
      <text:p text:style-name="Dolgozat_5f_Bekezdés-Tompa">A témaválasztást egy épületfizika óra segítette, <text:span text:style-name="T12">melyen a</text:span> hőtranszport fogalmával és épületszerkezetekben használt számítási módszerével <text:span text:style-name="T12">ismerkedtünk</text:span>. <text:span text:style-name="T12">Itt találkoztam azzal a problémával, </text:span>hogy a<text:span text:style-name="T12">z általunk</text:span> használt zárt képletek melyek leírják a hő útját a szerkezetekben, csak egydimenziós hőmozgás ideális esetében adnak helyes eredményt. A valós szerkezetek azonban hőhidakkal terheltek, melyek 2 illetve 3 dimenziós hőmozgást gerjesztenek. Ennek számítására azonban explicit képlete<text:span text:style-name="T12">k nem léteznek</text:span>. <text:span text:style-name="T13">Bemutatásra került egy </text:span>numerikus <text:span text:style-name="T13">módszer </text:span>megoldás<text:span text:style-name="T13">i</text:span> lehetősége, <text:span text:style-name="T12">melynek egyszerűsége és szépsége</text:span> felkeltette az érdeklődésemet. <text:span text:style-name="T13">Ezen kívül motívácót jelentett az is, hogy régóta szerettem volna, de eddig nem volt még alkalmam modellezéssel foglalkozni.</text:span></text:p>
      <text:p text:style-name="P20"><text:span text:style-name="T7">Mivel a hőtranszportot modellező programok már régóta léteznek a piacon, magában egy ilyen szoftver elkészítése nem jelentene sem újdonságot, sem nem segítené különösképpen a szakmát, </text:span><text:span text:style-name="T8">mely két cél a dolgozatkiírás feltétele volt, </text:span><text:span text:style-name="T7">nem beszélve arról, hogy egy komolyabb tervező szoftver akár több száz „ember-év” -nyi munkát is jelenthet, ami egy diplomamunka készítésénél szóba se jöhetne. Ennek megfelelően </text:span><text:span text:style-name="T8">két fő célt tűztem ki magam elé. Először is </text:span><text:span text:style-name="T9">magának a szoftvernek az </text:span><text:span text:style-name="T8">elkészítése, mely könnyű, </text:span><text:span text:style-name="T9">gyors</text:span><text:span text:style-name="T8"> szerkesztési funkciót nyújt a használónak </text:span><text:span text:style-name="T9">összetett 2D szerkezetek modellezésében </text:span><text:span text:style-name="T8">és rendelkezik olyan funkciókkal, melyek hiányoznak az elterjedtebb szoftverekből, másodszor pedig az elkészült szoftver segítségével néhány sajátos szerkezeti kapcsolat vizsgálatá</text:span><text:span text:style-name="T9">nak</text:span><text:span text:style-name="T8"> és elemzésé</text:span><text:span text:style-name="T9">nek elvégzése</text:span><text:span text:style-name="T8">.</text:span></text:p>
      <text:p text:style-name="P58"><text:span text:style-name="T11">A </text:span><text:span text:style-name="T10">dolgozatban nagy hangsúlyt fektettem</text:span><text:span text:style-name="T11"> a numerikus modellezés ismertetésére. Azt kívántam bemutatni, hogy milyen ismereteket követelt a program megírása, </text:span></text:p>
      <text:p text:style-name="P56">Ezúton köszönöm belső konzulensemnek Dr Várfalvi Jánosnak- értékes segítségét és javaslatait, mellyel lehetővé tették ennek a dolgozatnak az elkészülését.</text:p>
      <text:p text:style-name="P56"/>
      <text:p text:style-name="P53"/>
      <text:p text:style-name="P54">Budapest, 2014 junius</text:p>
      <text:p text:style-name="P55">Földvárszky Attila</text:p>
      <text:h text:style-name="P62" text:outline-level="10"><text:bookmark-start text:name="__RefHeading__1049_164260083"/>Jel<text:span text:style-name="T15">ö</text:span>l<text:span text:style-name="T15">é</text:span>sek jegyz<text:span text:style-name="T15">é</text:span>ke<text:bookmark-end text:name="__RefHeading__1049_164260083"/></text:h>
      <text:p text:style-name="Dolgozat_5f_Bekezdés-Normál">A táblázatban a többször előforduló jelölések magyar és <text:span text:style-name="T1">angol</text:span> nyelvű elnevezése, valamint a fizikai mennyiségek esetén annak mértékegysége található. Az egyes mennyiségek jelölése – ahol lehetséges – megegyezik hazai és a nemzetközi szakirodalomban elfogadott jelölésekkel. A ritkán alkalmazott jelölések magyarázata első előfordulási helyüknél található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37">Latin betü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5">Jelölés</text:p>
          </table:table-cell>
          <table:table-cell table:style-name="Table1.A2" office:value-type="string">
            <text:p text:style-name="P35">Megnevezés, megjegyzés, érték</text:p>
          </table:table-cell>
          <table:table-cell table:style-name="Table1.C2" office:value-type="string">
            <text:p text:style-name="P35">Mértékegység</text:p>
          </table:table-cell>
        </table:table-row>
        <table:table-row>
          <table:table-cell table:style-name="Table1.A2" office:value-type="string">
            <text:p text:style-name="P30">q</text:p>
          </table:table-cell>
          <table:table-cell table:style-name="Table1.A2" office:value-type="string">
            <text:p text:style-name="P30">Fajlagos hőáram</text:p>
          </table:table-cell>
          <table:table-cell table:style-name="Table1.C2" office:value-type="string">
            <text:p text:style-name="P30">W/m<text:span text:style-name="T16">2</text:span></text:p>
          </table:table-cell>
        </table:table-row>
        <table:table-row>
          <table:table-cell table:style-name="Table1.A2" office:value-type="string">
            <text:p text:style-name="P32">Q</text:p>
          </table:table-cell>
          <table:table-cell table:style-name="Table1.A2" office:value-type="string">
            <text:p text:style-name="P32">Hőáram</text:p>
          </table:table-cell>
          <table:table-cell table:style-name="Table1.C2" office:value-type="string">
            <text:p text:style-name="P32">W</text:p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28"/>
          </table:table-cell>
        </table:table-row>
      </table:table>
      <text:p text:style-name="P5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37">Görög betük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6">Jelölés</text:p>
          </table:table-cell>
          <table:table-cell table:style-name="Table2.A2" office:value-type="string">
            <text:p text:style-name="P36">Megnevezés, megjegyzés, érték</text:p>
          </table:table-cell>
          <table:table-cell table:style-name="Table2.C2" office:value-type="string">
            <text:p text:style-name="P36">Mértékegység</text:p>
          </table:table-cell>
        </table:table-row>
        <table:table-row>
          <table:table-cell table:style-name="Table2.A2" office:value-type="string">
            <text:p text:style-name="P34"><text:span text:style-name="T18">α</text:span></text:p>
          </table:table-cell>
          <table:table-cell table:style-name="Table2.A2" office:value-type="string">
            <text:p text:style-name="P34">Hőátadási tényező</text:p>
          </table:table-cell>
          <table:table-cell table:style-name="Table2.C2" office:value-type="string">
            <text:p text:style-name="P31">W/m<text:span text:style-name="T16">2</text:span><text:span text:style-name="T19">K</text:span></text:p>
          </table:table-cell>
        </table:table-row>
        <table:table-row>
          <table:table-cell table:style-name="Table2.A2" office:value-type="string">
            <text:p text:style-name="P34"><text:span text:style-name="T18">λ</text:span></text:p>
          </table:table-cell>
          <table:table-cell table:style-name="Table2.A2" office:value-type="string">
            <text:p text:style-name="P33">Hő<text:span text:style-name="T17">vezetési tényező</text:span></text:p>
          </table:table-cell>
          <table:table-cell table:style-name="Table2.C2" office:value-type="string">
            <text:p text:style-name="P33">W/<text:span text:style-name="T17">mK</text:span></text:p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C2" office:value-type="string">
            <text:p text:style-name="P29"/>
          </table:table-cell>
        </table:table-row>
      </table:table>
      <text:h text:style-name="P40" text:outline-level="1"><text:bookmark-start text:name="__RefHeading__2537_1428110495"/>Bevezetés<text:bookmark-end text:name="__RefHeading__2537_1428110495"/></text:h>
      <text:h text:style-name="P38" text:outline-level="2"><text:bookmark-start text:name="__RefHeading__1136_164260083"/>Célkitűzések<text:bookmark-end text:name="__RefHeading__1136_164260083"/></text:h>
      <text:p text:style-name="P19">A tudományokban, főleg a fizikában hosszú időn keresztűl tartotta magát az a nézet, hogy egy probléma akkor tekinthető megoldottnak, ha találunk rá egy zárt képletet. Behelyettesítjük a változókat és kapunk egy egzakt eredményt. Idővel azonban a leírni kívánt problémák bonyolultásága és a matematikai eszközök fejlődése megmutatta, hogy bizonyos esetekben képesek vagyunk ugyan egy adott probléma megfogalmazására (értsd: differenciál egyenletekbe való foglalás) azonban zárt képlet egyszerűen nem létezik hozzá.</text:p>
      <text:p text:style-name="P19">Ennek a problémának a leküzdésére születtek az úgynevezett numerikus módszerek. Közös jellemzőjük a diszkretizálás, vagyis a tartományok elemi részekre való felbontása. Az elemi részek méretének csökkentésével juthatunk pontosabb eredményhez. Belátható hogy ez még kisebb kiterjedésű méretek esetén is hatalmas számítási igény támasztanak, ami miatt a számítógépek előtti világban reménytelen volt a módszer alkalmazása. Tömeges elterjedésére egészen a személyi számítógépek megjelenéséig kellett várni. Ma már szintem minden tudományterület használja, kezdve a biológiától a mérnöki tudományokig.</text:p>
      <text:p text:style-name="P19"><text:span text:style-name="T5">Az energetika területén t</text:span>ipikusan ilyen probléma a hő eloszlásának leírása egy anyagi keresztmetszetben. Képesek vagyunk megalkotni a differenciál egyenletet mely pontosan leírja a jelenséget, azonban nem tudjuk megalkotni hozzá azt a zárt képletet ami egy bizonyos geometriai koordináta függvényében megadná a pont hőmérsékletét. (nincs analitikus megoldás)</text:p>
      <text:p text:style-name="P19"><text:span text:style-name="T5">Dolgozatomban ezt a problámát kívánom részletesebben körbejárni, bemutatva egy numerikus módszert, a módszer alapján önállóan elkészített szoftvert, és ezen szoftver segítségével néhány sajátos szerkezeti kapcsolat hőtechnikai </text:span><text:span text:style-name="T6">elemzését.</text:span></text:p>
      <text:h text:style-name="Dolgozat_5f_FejezetCim-2" text:outline-level="2"><text:bookmark-start text:name="__RefHeading__1174_164260083"/>Áttekintés<text:bookmark-end text:name="__RefHeading__1174_164260083"/></text:h>
      <text:p text:style-name="P64">Indokolni a feladat celjaihoz felhasználni kívánt elveket és módszereket</text:p>
      <text:h text:style-name="Dolgozat_5f_FejezetCim-3" text:outline-level="3"><text:bookmark-start text:name="__RefHeading__1176_164260083"/>Elvek és módszerek<text:bookmark-end text:name="__RefHeading__1176_164260083"/></text:h>
      <text:p text:style-name="Dolgozat_5f_Bekezdés-Tompa">A megoldás során alkalmazott módszerek /elvek/eljárások ismertetése. Előnyben kell részesíteni a kidolgozás során a számítógéppel segített módszereket, de meg kell f<text:span text:style-name="T20">og</text:span>almazni a modell főbb elveit, algoritmusait</text:p>
      <text:h text:style-name="P61" text:outline-level="4">Első módszer</text:h>
      <text:p text:style-name="Dolgozat_5f_Bekezdés-Tompa"><text:soft-page-break/></text:p>
      <text:h text:style-name="P61" text:outline-level="4">Második módszer</text:h>
      <text:p text:style-name="Dolgozat_5f_Bekezdés-Tompa"/>
      <text:h text:style-name="P60" text:outline-level="3">Alapfeltevések</text:h>
      <text:p text:style-name="Dolgozat_5f_Bekezdés-Tompa"/>
      <text:h text:style-name="P41" text:outline-level="1">Szakirodalmi áttekintés/előzmények</text:h>
      <text:p text:style-name="P66">A szakirodalmi áttekintő rövid, tömör legyen. Közvetlenül megtalálható legyen a kapcsolata a dolgozat célkitűzéseivel. Figyeljünk oda a más tollából származó anyagok helyes hivatkozására. Itt meg lehet fogalmazni akár kritikát is, illetve ki lehet egészíteni saját gondolatokkal, de legyen jól megkülönböztethető a saját és a hivatkozott rész. </text:p>
      <text:h text:style-name="P39" text:outline-level="2">Az első főfeladathoz</text:h>
      <text:p text:style-name="Dolgozat_5f_Bekezdés-Tompa"/>
      <text:h text:style-name="P39" text:outline-level="2">A második főfeladathoz</text:h>
      <text:p text:style-name="Dolgozat_5f_Bekezdés-Tompa"/>
      <text:h text:style-name="P41" text:outline-level="1">A feladat kibonátsa / Első főfeladathoz</text:h>
      <text:p text:style-name="Dolgozat_5f_Bekezdés-Tompa">A feladat kibontásához mindig tartozzon elemző munka. Az elemző munkához felhasznált elvek és módszerek ismertetése a 1.2 fejezetben történik</text:p>
      <text:h text:style-name="P39" text:outline-level="2">Első részfeladat</text:h>
      <text:p text:style-name="Dolgozat_5f_Bekezdés-Tompa"/>
      <text:h text:style-name="P39" text:outline-level="2">Második részfeladat</text:h>
      <text:p text:style-name="Dolgozat_5f_Bekezdés-Tompa"/>
      <text:h text:style-name="P41" text:outline-level="1">Második főfeladat</text:h>
      <text:p text:style-name="Dolgozat_5f_Bekezdés-Tompa"/>
      <text:h text:style-name="P41" text:outline-level="1">Összefoglalás/Eredmények értékelése</text:h>
      <text:h text:style-name="P39" text:outline-level="2">Eredmények</text:h>
      <text:p text:style-name="P65">Az összefoglaló értékelése. Az elvégzett munka és eredményeinek bemutatása egyes szám első személyben fogalmazva</text:p>
      <text:h text:style-name="P39" text:outline-level="2">Javaslatok/Következtetések/Tanulságok</text:h>
      <text:p text:style-name="P65">A feladat elkészítése során levont tanulságok összefoglalása. Javaslattétel, további fejlesztési lehetőségek bemutatása, előretekintés a jövőbe...</text:p>
      <text:p text:style-name="Dolgozat_5f_Bekezdés-Tompa"/>
      <text:h text:style-name="P42" text:outline-level="1">Felhasznált források</text:h>
      <text:p text:style-name="Dolgozat_5f_Bekezdés-Tompa"/>
      <text:h text:style-name="P43" text:outline-level="1">summary</text:h>
      <text:p text:style-name="Dolgozat_5f_Bekezdés-Tompa"/>
      <text:p text:style-name="P67">Keywords: Heat transfer, Heat bridge, 2D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Dolgozat_5f_FejezetCim-1" style:display-name="Dolgozat_FejezetCim-1" style:family="paragraph" style:default-outline-level="1" style:class="text" style:master-page-name="">
      <style:paragraph-properties fo:margin-top="0cm" fo:margin-bottom="0.457cm" style:contextual-spacing="false" style:page-number="auto" fo:break-before="page" fo:background-color="transparent" style:shadow="none" fo:keep-with-next="always">
        <style:tab-stops/>
        <style:background-image/>
      </style:paragraph-properties>
      <style:text-properties fo:font-size="14pt" fo:font-weight="bold" style:font-size-asian="10.5pt"/>
    </style:style>
    <style:style style:name="Dolgozat_5f_Bekezdés-Normál" style:display-name="Dolgozat_Bekezdés-Normál" style:family="paragraph" style:list-style-name="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keep-together="auto" fo:text-indent="0.356cm" style:auto-text-indent="false" style:page-number="auto" fo:background-color="transparent" style:shadow="none" fo:keep-with-next="auto">
        <style:tab-stops/>
        <style:background-image/>
      </style:paragraph-properties>
      <style:text-properties fo:font-size="12pt" fo:font-weight="normal" style:font-size-asian="10.5pt"/>
    </style:style>
    <style:style style:name="Dolgozat_5f_Felsorolás" style:display-name="Dolgozat_Felsorolás" style:family="paragraph" style:list-style-name="List_20_1" style:class="text" style:master-page-name="">
      <style:paragraph-properties fo:margin-left="0.762cm" fo:margin-right="0cm" fo:margin-top="0cm" fo:margin-bottom="0cm" style:contextual-spacing="false" fo:line-height="150%" fo:text-align="justify" style:justify-single-word="false" fo:text-indent="-0.381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Dolgozat_5f_FelsorolasCim" style:display-name="Dolgozat_FelsorolasCim" style:family="paragraph" style:class="text" style:master-page-name="">
      <style:paragraph-properties fo:margin-left="0cm" fo:margin-right="0cm" fo:margin-top="0.406cm" fo:margin-bottom="0.254cm" style:contextual-spacing="false" fo:line-height="100%" fo:text-indent="0cm" style:auto-text-indent="false" style:page-number="auto"/>
      <style:text-properties style:text-underline-style="solid" style:text-underline-width="auto" style:text-underline-color="font-color" style:font-size-asian="10.5pt"/>
    </style:style>
    <style:style style:name="_5f_Felsorolás-folytatás" style:display-name="_Felsorolás-folytatás" style:family="paragraph" style:parent-style-name="Dolgozat_5f_Felsorolás" style:list-style-name="" style:class="text" style:master-page-name="">
      <style:paragraph-properties fo:margin-left="0.406cm" fo:margin-right="0cm" fo:margin-top="0cm" fo:margin-bottom="0cm" style:contextual-spacing="false" fo:text-indent="0.406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92cm" style:type="center"/>
          <style:tab-stop style:position="17.184cm" style:type="right"/>
        </style:tab-stops>
      </style:paragraph-properties>
    </style:style>
    <style:style style:name="Dolgozat_5f_FejezetCim-2" style:display-name="Dolgozat_FejezetCim-2" style:family="paragraph" style:default-outline-level="2" style:master-page-name="">
      <style:paragraph-properties fo:margin-top="0.432cm" fo:margin-bottom="0.406cm" style:contextual-spacing="false" style:page-number="auto"/>
      <style:text-properties style:font-name="Times New Roman1" fo:font-family="'Times New Roman'" style:font-style-name="Bold" style:font-family-generic="roman" style:font-pitch="variable" fo:font-size="13pt" fo:font-weight="bold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Dolgozat_5f_FejezetCim-3" style:display-name="Dolgozat_FejezetCim-3" style:family="paragraph" style:default-outline-level="3" style:master-page-name="">
      <style:paragraph-properties fo:margin-top="0.406cm" fo:margin-bottom="0.406cm" style:contextual-spacing="false" style:page-number="auto" fo:keep-with-next="always"/>
      <style:text-properties fo:font-size="13pt" fo:font-weight="bold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_5f_Felsorolas-2" style:display-name="_Felsorolas-2" style:family="paragraph" style:parent-style-name="Contents_20_1" style:default-outline-level="" style:list-style-name="List_20_1">
      <style:paragraph-properties fo:margin-left="1.143cm" fo:margin-right="0cm" fo:margin-top="0cm" fo:margin-bottom="0cm" style:contextual-spacing="false" fo:line-height="150%" fo:text-indent="-0.381cm" style:auto-text-indent="false" text:number-lines="true" text:line-number="0">
        <style:tab-stops>
          <style:tab-stop style:position="16.77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776cm" style:type="right" style:leader-style="dotted" style:leader-text="."/>
        </style:tab-stops>
      </style:paragraph-properties>
    </style:style>
    <style:style style:name="_5f_FejezetCim-4" style:display-name="_FejezetCim-4" style:family="paragraph" style:parent-style-name="Contents_20_3" style:master-page-name="">
      <style:paragraph-properties fo:margin-top="0.406cm" fo:margin-bottom="0.406cm" style:contextual-spacing="false" style:page-number="auto" fo:keep-with-next="always"/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5.77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SQL_20_lekérdezés" style:display-name="_SQL lekérdezés" style:family="paragraph" style:parent-style-name="Standard" style:class="text">
      <style:paragraph-properties fo:margin-left="2.032cm" fo:margin-right="0cm" fo:margin-top="0cm" fo:margin-bottom="0cm" style:contextual-spacing="false" fo:text-indent="0cm" style:auto-text-indent="false" fo:background-color="#e6e6e6">
        <style:background-image/>
      </style:paragraph-properties>
      <style:text-properties style:font-name="Comic Sans MS" fo:font-family="'Comic Sans MS'" style:font-style-name="Regular" style:font-family-generic="script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0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27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27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387cm" style:type="center"/>
          <style:tab-stop style:position="16.77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lőszó" style:family="paragraph" style:parent-style-name="Standard">
      <style:text-properties fo:font-style="italic" style:font-style-asian="italic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284cm" style:type="right" style:leader-style="dotted" style:leader-text="."/>
        </style:tab-stops>
      </style:paragraph-properties>
    </style:style>
    <style:style style:name="Untitled1" style:family="paragraph" style:parent-style-name="Standard"/>
    <style:style style:name="Dolgozat_5f_FejezetCim-0" style:display-name="Dolgozat_FejezetCim-0" style:family="paragraph" style:default-outline-level="10" style:list-style-name="" style:master-page-name="">
      <style:paragraph-properties fo:line-height="150%" style:page-number="auto" fo:break-before="page"/>
      <style:text-properties fo:font-size="14pt" fo:font-weight="bold"/>
    </style:style>
    <style:style style:name="Normál_20_címsor_20_után" style:display-name="Normál címsor után" style:family="paragraph" style:parent-style-name="Standard" style:next-style-name="Standard">
      <style:paragraph-properties fo:margin-left="0cm" fo:margin-right="0cm" fo:text-indent="0cm" style:auto-text-indent="false"/>
    </style:style>
    <style:style style:name="Dolgozat_5f_Bekezdés-Tompa" style:display-name="Dolgozat_Bekezdés-Tompa" style:family="paragraph">
      <style:paragraph-properties fo:line-height="150%">
        <style:tab-stops>
          <style:tab-stop style:position="14.651cm" style:type="right" style:leader-style="dotted" style:leader-text="."/>
        </style:tab-stops>
      </style:paragraph-properties>
    </style:style>
    <style:style style:name="Dolgozat_5f_FejezetCim-4" style:display-name="Dolgozat_FejezetCim-4" style:family="paragraph" style:default-outline-level="4">
      <style:text-properties fo:font-size="13pt" fo:font-weight="bold" officeooo:rsid="005f180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>
      <style:text-properties style:font-name="Palatino Linotype" fo:font-family="'Palatino Linotype'" style:font-family-generic="roman" style:font-pitch="variable" style:font-name-complex="Palatino Linotype" style:font-family-complex="'Palatino Linotype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0.76cm" fo:margin-left="0.76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6cm" fo:margin-left="0.66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661cm" fo:margin-left="1.321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space" fo:text-indent="-0.661cm" fo:margin-left="1.956cm"/>
        </style:list-level-properties>
        <style:text-properties style:font-name="Star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787cm" fo:margin-left="0.787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space" fo:text-indent="-0.635cm" fo:margin-left="1.524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space" fo:text-indent="-0.534cm" fo:margin-left="2.33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0c0c0" fo:font-style="italic" fo:background-color="transparent" style:font-size-asian="10.5pt"/>
    </style:style>
    <style:style style:name="MP2" style:family="paragraph" style:parent-style-name="Header">
      <style:paragraph-properties fo:text-align="end" style:justify-single-word="false"/>
      <style:text-properties fo:color="#999999"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711cm" fo:margin-bottom="0.411cm" fo:margin-left="2.805cm" fo:margin-right="2.00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109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1.6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302cm" fo:margin-bottom="2.316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right">
      <style:page-layout-properties fo:page-width="21.001cm" fo:page-height="29.7cm" style:num-format="i" style:print-orientation="portrait" fo:margin-top="2.501cm" fo:margin-bottom="2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7">
      <style:page-layout-properties fo:page-width="21.001cm" fo:page-height="29.7cm" style:num-format="i" style:print-orientation="portrait" fo:margin-top="2.501cm" fo:margin-bottom="2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Dolgozat-Motto" style:page-layout-name="Mpm3" style:next-style-name="Dolgozat-Tartalomjegyzek"/>
    <style:master-page style:name="Dolgozat-Cim" style:page-layout-name="Mpm3" style:next-style-name="Dolgozat-Copyrightoldal"/>
    <style:master-page style:name="Dolgozat-Koszonetnyilvanitas" style:page-layout-name="Mpm3" style:next-style-name="Dolgozat-Motto"/>
    <style:master-page style:name="Dolgozat-Tartalomjegyzek" style:page-layout-name="Mpm3" style:next-style-name="Dolgozat-Eloszo"/>
    <style:master-page style:name="Landscape" style:page-layout-name="Mpm4"/>
    <style:master-page style:name="Dolgozat-NormalPage" style:page-layout-name="Mpm5">
      <style:header>
        <text:p text:style-name="MP2">2D hőtranszport modell</text:p>
      </style:header>
      <style:footer>
        <text:p text:style-name="MP3"><text:page-number text:select-page="current">5</text:page-number>. oldal</text:p>
      </style:footer>
    </style:master-page>
    <style:master-page style:name="Dolgozat-Fedolap" style:page-layout-name="Mpm3" style:next-style-name="Dolgozat-Koszonetnyilvanitas"/>
    <style:master-page style:name="_31__20_átalakítása" style:display-name="1 átalakítása" style:page-layout-name="Mpm6" style:next-style-name="_32__20_átalakítása">
      <style:header>
        <text:p text:style-name="Header"/>
      </style:header>
      <style:header-first>
        <text:p text:style-name="Header"/>
      </style:header-first>
      <style:header-left>
        <text:p text:style-name="Header_20_left"/>
      </style:header-left>
      <style:footer>
        <text:p text:style-name="Footer"/>
      </style:footer>
      <style:footer-first>
        <text:p text:style-name="MP4"><text:span text:style-name="Page_20_Number"><text:page-number text:select-page="current">0</text:page-number></text:span></text:p>
      </style:footer-first>
      <style:footer-left>
        <text:p text:style-name="MP4"/>
      </style:footer-left>
    </style:master-page>
    <style:master-page style:name="_32__20_átalakítása" style:display-name="2 átalakítása" style:page-layout-name="Mpm7">
      <style:header>
        <text:p text:style-name="Header"/>
      </style:header>
      <style:header-first>
        <text:p text:style-name="Header"/>
      </style:header-first>
      <style:header-left>
        <text:p text:style-name="Header_20_left"/>
      </style:header-left>
      <style:footer>
        <text:p text:style-name="Footer"/>
      </style:footer>
      <style:footer-first>
        <text:p text:style-name="MP4"><text:span text:style-name="Page_20_Number"><text:page-number text:select-page="current">0</text:page-number></text:span></text:p>
      </style:footer-first>
      <style:footer-left>
        <text:p text:style-name="MP4"/>
      </style:footer-left>
    </style:master-page>
    <style:master-page style:name="Dolgozat-Szennycimoldal" style:page-layout-name="Mpm3" style:next-style-name="Dolgozat-Sorozatcimoldal"/>
    <style:master-page style:name="Dolgozat-Sorozatcimoldal" style:page-layout-name="Mpm3" style:next-style-name="Dolgozat-Cim"/>
    <style:master-page style:name="Dolgozat-Copyrightoldal" style:page-layout-name="Mpm3" style:next-style-name="Dolgozat-Feladatkiirasoldal"/>
    <style:master-page style:name="Dolgozat-Feladatkiirasoldal" style:page-layout-name="Mpm3" style:next-style-name="Dolgozat-Nyilatkozatoldal"/>
    <style:master-page style:name="Dolgozat-Nyilatkozatoldal" style:page-layout-name="Mpm3" style:next-style-name="Dolgozat-Motto"/>
    <style:master-page style:name="Dolgozat-Eloszo" style:page-layout-name="Mpm3" style:next-style-name="Dolgozat-Jelolesekjegyzeke"/>
    <style:master-page style:name="Dolgozat-Jelolesekjegyzek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8T13:24:37</meta:creation-date>
    <meta:generator>LibreOffice/4.2.3.3$Linux_x86 LibreOffice_project/420m0$Build-3</meta:generator>
    <dc:date>2014-04-21T23:20:39.949286614</dc:date>
    <meta:editing-duration>P18DT9H50M19S</meta:editing-duration>
    <meta:editing-cycles>1163</meta:editing-cycles>
    <meta:print-date>2014-03-11T12:43:56.718000000</meta:print-date>
    <meta:document-statistic meta:table-count="2" meta:image-count="0" meta:object-count="0" meta:page-count="21" meta:paragraph-count="107" meta:word-count="960" meta:character-count="7631" meta:non-whitespace-character-count="6729"/>
    <meta:user-defined meta:name="Információ 1"/>
    <meta:user-defined meta:name="Információ 2"/>
    <meta:user-defined meta:name="Információ 3"/>
    <meta:user-defined meta:name="Információ 4"/>
  </office:meta>
</office:document-meta>
</file>